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ce15" officeooo:paragraph-rsid="0006ce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y:</text:p>
      <text:p text:style-name="P1"><text:s/>不知所云 ----- d</text:p>
      <text:p text:style-name="P1"/>
      <text:p text:style-name="P1">keyword: </text:p>
      <text:p text:style-name="P1">提取有问题 ----- d</text:p>
      <text:p text:style-name="P1">通用 ----- g</text:p>
      <text:p text:style-name="P1">私人化 ----- p</text:p>
      <text:p text:style-name="P1"/>
      <text:p text:style-name="P1">cands:</text:p>
      <text:p text:style-name="P1">全错 ------ w <text:s text:c="7"/>需要补充正确的地名（使用百度地图）</text:p>
      <text:p text:style-name="P1">多个疑似 ，无法确定------ d</text:p>
      <text:p text:style-name="P1"/>
      <text:p text:style-name="P1">正确的序号：多个时需要用逗号隔开</text:p>
      <text:p text:style-name="P1"/>
      <text:p text:style-name="P1"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7T15:29:18.285488594</meta:creation-date>
    <dc:date>2022-11-17T15:49:39.886736929</dc:date>
    <meta:editing-duration>PT10M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73" meta:character-count="140" meta:non-whitespace-character-count="116"/>
  </office:meta>
</office:document-meta>
</file>